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652BD88439CFFCE2.png" manifest:media-type="image/png"/>
  <manifest:file-entry manifest:full-path="Pictures/10000000000004F900000322F76FA51B89AAF90E.png" manifest:media-type="image/png"/>
  <manifest:file-entry manifest:full-path="Pictures/10000000000005550000035CF05AF9CD34BC52E0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8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11.3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2-subtitle">
      <style:graphic-properties draw:fill-color="#ffffff" fo:min-height="16.255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draw:auto-grow-height="true" fo:min-height="16.255cm"/>
    </style:style>
    <style:style style:name="pr7" style:family="presentation" style:parent-style-name="Vivid2-subtitle">
      <style:graphic-properties draw:fill-color="#ffffff" draw:auto-grow-height="true" fo:min-height="16.255cm"/>
    </style:style>
    <style:style style:name="pr8" style:family="presentation" style:parent-style-name="Vivid1-subtitle">
      <style:graphic-properties draw:fill-color="#ffffff" fo:min-height="16.255cm"/>
    </style:style>
    <style:style style:name="pr9" style:family="presentation" style:parent-style-name="Vivid1-notes">
      <style:graphic-properties draw:fill-color="#ffffff" fo:min-height="12.464cm"/>
    </style:style>
    <style:style style:name="P1" style:family="paragraph">
      <style:text-properties style:font-name="Source Sans Pro3"/>
    </style:style>
    <style:style style:name="P2" style:family="paragraph">
      <loext:graphic-properties draw:fill="none" draw:fill-color="#ffffff"/>
      <style:text-properties fo:color="#04617b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="none" draw:fill-color="#ffffff"/>
      <style:text-properties fo:color="#ffffff" style:font-name="Source Sans Pro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loext:graphic-properties draw:fill-color="#ffffff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40pt"/>
    </style:style>
    <style:style style:name="P10" style:family="paragraph">
      <loext:graphic-properties draw:fill="none" draw:fill-color="#ffffff"/>
      <style:text-properties fo:color="#ffffff" style:font-name="Source Sans Pro3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ffff" style:font-name="Source Sans Pro3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Source Sans Pro3"/>
    </style:style>
    <style:style style:name="T2" style:family="text">
      <style:text-properties fo:color="#04617b"/>
    </style:style>
    <style:style style:name="T3" style:family="text">
      <style:text-properties fo:color="#04617b" style:font-name="Source Sans Pro Semibold"/>
    </style:style>
    <style:style style:name="T4" style:family="text">
      <style:text-properties fo:color="#04617b" style:font-name="Source Sans Pro Semibold" fo:font-size="26pt" style:font-size-asian="26pt" style:font-size-complex="26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color="#ffffff" style:font-name="Source Sans Pro3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 text:style-name="P1"><text:span text:style-name="T1">bAbi task Facebook</text:span></text:p>
          </draw:text-box>
        </draw:frame>
        <draw:frame draw:style-name="gr1" draw:text-style-name="P2" draw:layer="layout" svg:width="31.75cm" svg:height="12.981cm" svg:x="0.762cm" svg:y="0.5cm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Modèle neuronaux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user-transformed="true">
            <draw:text-box>
              <text:p><text:span text:style-name="T5">“</text:span><text:span text:style-name="T5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5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6">Pereda, tesis doctoral, PLAPIQUI/UNS </text:span><text:span text:style-name="T7">2003</text:span><text:span text:style-name="T6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4" draw:layer="layout" svg:width="30.226cm" svg:height="1.437cm" svg:x="1.524cm" svg:y="1.865cm">
          <draw:text-box>
            <text:p><text:span text:style-name="T8">Introduction</text:span></text:p>
          </draw:text-box>
        </draw:frame>
        <draw:frame draw:style-name="gr4" draw:text-style-name="P5" draw:layer="layout" svg:width="30.48cm" svg:height="6.984cm" svg:x="2.032cm" svg:y="9.337cm">
          <draw:text-box>
            <text:p><text:s/>A<text:tab/>- Modèles neuronaux : Vulgarisation</text:p>
            <text:p/>
            <text:p>B<text:tab/>- <text:s/>Raisonnement : Mettre du sens sur les mots</text:p>
            <text:p/>
            <text:p>C<text:tab/>- La tâche</text:p>
            <text:p/>
            <text:p>D<text:tab/>- Une approche différent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4" draw:text-style-name="P7" draw:layer="layout" svg:width="29.996cm" svg:height="16.255cm" svg:x="1.664cm" svg:y="2.337cm" presentation:class="subtitle" presentation:user-transformed="true">
          <draw:text-box>
            <text:p>Qu’est ce qu’un modèle de neuron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32" presentation:use-date-time-name="dtd1">
        <office:forms form:automatic-focus="false" form:apply-design-mode="false"/>
        <draw:frame draw:style-name="gr5" draw:text-style-name="P2" draw:layer="layout" svg:width="11.505cm" svg:height="1.17cm" svg:x="9.652cm" svg:y="11.097cm">
          <draw:text-box>
            <text:p><text:span text:style-name="T2">ICI une Belle definition Wikipédiaté</text:span></text:p>
          </draw:text-box>
        </draw:frame>
        <draw:frame draw:style-name="gr3" draw:text-style-name="P4" draw:layer="layout" svg:width="30.226cm" svg:height="1.437cm" svg:x="1.524cm" svg:y="1.866cm">
          <draw:text-box>
            <text:p text:style-name="P8"><text:span text:style-name="T8">Modèles neuronaux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3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4.318cm" presentation:class="subtitle" presentation:user-transformed="true">
          <draw:text-box>
            <text:p><text:span text:style-name="T9">Les réseau de neurones sont utilisés depuis peu</text:span><text:span text:style-name="T9"> pour raisonner sur des textes </text:span></text:p>
          </draw:text-box>
        </draw:frame>
        <draw:frame draw:style-name="gr3" draw:text-style-name="P10" draw:layer="layout" svg:width="29.464cm" svg:height="1.437cm" svg:x="2.032cm" svg:y="1.313cm">
          <draw:text-box>
            <text:p><text:span text:style-name="T8">Raisonnement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9.996cm" svg:height="16.255cm" svg:x="1.778cm" svg:y="2.287cm" presentation:class="subtitle" presentation:user-transformed="true">
          <draw:text-box>
            <text:p>Raisonner sur des mots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9.996cm" svg:height="16.255cm" svg:x="1.524cm" svg:y="4.318cm" presentation:class="subtitle" presentation:placeholder="true" presentation:user-transformed="true">
          <draw:text-box/>
        </draw:frame>
        <draw:frame draw:style-name="gr6" draw:text-style-name="P10" draw:layer="layout" svg:width="28.448cm" svg:height="1.437cm" svg:x="2.286cm" svg:y="1.567cm">
          <draw:text-box>
            <text:p text:style-name="P12"><text:span text:style-name="T8">Raisonner sur les mot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3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32" presentation:use-date-time-name="dtd1">
        <office:forms form:automatic-focus="false" form:apply-design-mode="false"/>
        <draw:frame presentation:style-name="pr8" draw:text-style-name="P7" draw:layer="layout" svg:width="29.996cm" svg:height="16.255cm" svg:x="1.664cm" svg:y="0.337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09:54:42.146000000</meta:creation-date>
    <meta:editing-duration>PT8H53M37S</meta:editing-duration>
    <meta:editing-cycles>19</meta:editing-cycles>
    <meta:generator>LibreOffice/5.3.0.3$Windows_x86 LibreOffice_project/7074905676c47b82bbcfbea1aeefc84afe1c50e1</meta:generator>
    <dc:date>2017-04-27T12:49:07.613000000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